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17.429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799cm" fo:min-width="18.747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1.939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8.1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13.579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20.9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4.4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0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5.7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2.8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P1" style:family="paragraph">
      <loext:graphic-properties draw:fill="none" draw:fill-color="#ffffff"/>
    </style:style>
    <style:style style:name="P2" style:family="paragraph">
      <style:text-properties fo:color="#808080" fo:font-style="italic" style:font-style-asian="italic" style:font-style-complex="italic"/>
    </style:style>
    <style:style style:name="P3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a3238e"/>
    </style:style>
    <style:style style:name="T2" style:family="text">
      <style:text-properties fo:color="#5e8ac7"/>
    </style:style>
    <style:style style:name="T3" style:family="text">
      <style:text-properties fo:color="#1c3687"/>
    </style:style>
    <style:style style:name="T4" style:family="text">
      <style:text-properties fo:color="#808080" fo:font-style="italic" style:font-style-asian="italic" style:font-style-complex="italic"/>
    </style:style>
    <style:style style:name="T5" style:family="text">
      <style:text-properties fo:color="#999999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78cm" svg:height="0.962cm" svg:x="3.2cm" svg:y="69.5cm">
          <draw:text-box>
            <text:p>- What are use &lt;files&gt; in lines 34 to 43?</text:p>
          </draw:text-box>
        </draw:frame>
        <draw:frame draw:style-name="gr2" draw:text-style-name="P1" draw:layer="layout" svg:width="9.769cm" svg:height="0.962cm" svg:x="3.2cm" svg:y="71.3cm">
          <draw:text-box>
            <text:p>- What interface in line 49 does? </text:p>
          </draw:text-box>
        </draw:frame>
        <draw:frame draw:style-name="gr3" draw:text-style-name="P1" draw:layer="layout" svg:width="17.929cm" svg:height="2.384cm" svg:x="5.7cm" svg:y="8.8cm">
          <draw:text-box>
            <text:p><text:span text:style-name="T1">function</text:span> <text:span text:style-name="T2">read_gmsh_simple</text:span>( filename, quad_degree, &amp;</text:p>
            <text:p><text:s text:c="15"/><text:tab/><text:tab/><text:tab/><text:tab/> <text:s text:c="3"/>quad_ngi, quad_family, mdim ) &amp;</text:p>
            <text:p><text:s text:c="6"/><text:span text:style-name="T3"><text:s/></text:span><text:span text:style-name="T1">result</text:span> (field)</text:p>
          </draw:text-box>
        </draw:frame>
        <draw:frame draw:style-name="gr4" draw:text-style-name="P1" draw:layer="layout" svg:width="19.247cm" svg:height="13.049cm" svg:x="5.7cm" svg:y="14.329cm">
          <draw:text-box>
            <text:p><text:s text:c="4"/><text:span text:style-name="T4">! Open node file (GMESH file)</text:span></text:p>
            <text:p><text:s text:c="3"/><text:span text:style-name="T1"><text:s/></text:span><text:span text:style-name="T1">ewrite</text:span>(2, *) "Opening "//trim(lfilename)//" for reading."</text:p>
            <text:p><text:s text:c="4"/><text:span text:style-name="T1">open</text:span>( unit=fd, file=trim(lfilename), err=43, action="read", &amp;</text:p>
            <text:p><text:s text:c="9"/>access="stream", form="formatted" )</text:p>
            <text:p/>
            <text:p><text:s text:c="4"/><text:span text:style-name="T4">! Read in header information, </text:span><text:span text:style-name="T4">and validate</text:span></text:p>
            <text:p><text:s text:c="4"/><text:span text:style-name="T1">call</text:span> read_header( fd, lfilename, gmshFormat )</text:p>
            <text:p/>
            <text:p><text:s text:c="4"/><text:span text:style-name="T4">! Read in the nodes</text:span></text:p>
            <text:p><text:s text:c="4"/><text:span text:style-name="T1">call</text:span> read_nodes_coords( fd, lfilename, gmshFormat, nodes )</text:p>
            <text:p/>
            <text:p><text:s text:c="4"/><text:span text:style-name="T4">! Read in elements</text:span></text:p>
            <text:p><text:s text:c="4"/><text:span text:style-name="T1">call</text:span> read_faces_and_elements( fd, lfilename, gmshFormat, &amp;</text:p>
            <text:p><text:s text:c="9"/>elements, faces, dim)</text:p>
            <text:p/>
            <text:p><text:s text:c="4"/><text:span text:style-name="T1">call</text:span> read_node_column_IDs( fd, lfilename, gmshFormat, nodes )</text:p>
            <text:p/>
            <text:p><text:s text:c="4"/><text:span text:style-name="T1">close</text:span>( fd )</text:p>
          </draw:text-box>
        </draw:frame>
        <draw:frame draw:style-name="gr5" draw:text-style-name="P1" draw:layer="layout" svg:width="24.061cm" svg:height="0.962cm" svg:x="5.7cm" svg:y="27.9cm">
          <draw:text-box>
            <text:p>177 - Read coordinate dimension and save it in coordinate_dim (mdim, gdim or dim)</text:p>
          </draw:text-box>
        </draw:frame>
        <draw:frame draw:style-name="gr6" draw:text-style-name="P1" draw:layer="layout" svg:width="8.787cm" svg:height="0.962cm" svg:x="5.7cm" svg:y="29.2cm">
          <draw:text-box>
            <text:p>loc = nodeIDs, sloc=node IDs</text:p>
          </draw:text-box>
        </draw:frame>
        <draw:frame draw:style-name="gr7" draw:text-style-name="P3" draw:layer="layout" svg:width="6.53cm" svg:height="0.962cm" svg:x="5.7cm" svg:y="12.5cm">
          <draw:text-box>
            <text:p text:style-name="P2"><text:span text:style-name="T4">! Read from gmsh file</text:span></text:p>
          </draw:text-box>
        </draw:frame>
        <draw:frame draw:style-name="gr8" draw:text-style-name="P4" draw:layer="layout" svg:width="13.227cm" svg:height="0.962cm" svg:x="5.7cm" svg:y="31cm">
          <draw:text-box>
            <text:p><text:span text:style-name="T5">! Now construct </text:span><text:span text:style-name="T5">within Fluidity data </text:span><text:span text:style-name="T5">structures</text:span></text:p>
          </draw:text-box>
        </draw:frame>
        <draw:frame draw:style-name="gr9" draw:text-style-name="P1" draw:layer="layout" svg:width="9.972cm" svg:height="0.962cm" svg:x="3.2cm" svg:y="75cm">
          <draw:text-box>
            <text:p>- what does shape do in line 204?</text:p>
          </draw:text-box>
        </draw:frame>
        <draw:frame draw:style-name="gr10" draw:text-style-name="P1" draw:layer="layout" svg:width="14.079cm" svg:height="1.673cm" svg:x="5.7cm" svg:y="35.101cm">
          <draw:text-box>
            <text:p><text:span text:style-name="T4">! 204 define element type:</text:span> </text:p>
            <text:p><text:s/>shape=make_element_shape(loc, dim, 1, quad)</text:p>
          </draw:text-box>
        </draw:frame>
        <draw:frame draw:style-name="gr11" draw:text-style-name="P1" draw:layer="layout" svg:width="23.062cm" svg:height="1.673cm" svg:x="5.763cm" svg:y="37.6cm">
          <draw:text-box>
            <text:p><text:span text:style-name="T6">205- </text:span><text:span text:style-name="T1">allocate</text:span> (mesh, numNodes, numElement, shape, name=”CoordinateMesh”)</text:p>
            <text:p><text:span text:style-name="T6">206- </text:span><text:span text:style-name="T1">allocate</text:span> (field, coordinates_dim, mesh, name=”Coordinate”)</text:p>
          </draw:text-box>
        </draw:frame>
        <draw:g>
          <draw:frame draw:style-name="gr12" draw:text-style-name="P6" draw:layer="layout" svg:width="14.51cm" svg:height="1.673cm" svg:x="5.95cm" svg:y="40.114cm">
            <draw:text-box>
              <text:p text:style-name="P5">215 - If have region ID</text:p>
              <text:p text:style-name="P5"><text:span text:style-name="T1">allocate</text:span>( field%mesh%region_ids(numElements) )</text:p>
            </draw:text-box>
          </draw:frame>
          <draw:custom-shape draw:style-name="gr13" draw:text-style-name="P7" draw:layer="layout" svg:width="15.1cm" svg:height="2cm" svg:x="5.7cm" svg:y="4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4" draw:text-style-name="P6" draw:layer="layout" svg:width="16.449cm" svg:height="1.673cm" svg:x="5.7cm" svg:y="32.527cm">
            <draw:text-box>
              <text:p text:style-name="P5">Make quadrature from quad_degree or quad_ngi present</text:p>
              <text:p text:style-name="P5">Then save in : quad = the their value</text:p>
            </draw:text-box>
          </draw:frame>
          <draw:custom-shape draw:style-name="gr15" draw:text-style-name="P7" draw:layer="layout" svg:width="16.399cm" svg:height="2cm" svg:x="5.801cm" svg:y="3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6" draw:text-style-name="P6" draw:layer="layout" svg:width="13.49cm" svg:height="1.673cm" svg:x="5.751cm" svg:y="42.914cm">
            <draw:text-box>
              <text:p text:style-name="P5">217 -If (nodes(1)%columnID&gt;=0) <text:s/></text:p>
              <text:p text:style-name="P5"><text:span text:style-name="T1">allocate</text:span> (field%mesh%columns(1:numNodes))</text:p>
            </draw:text-box>
          </draw:frame>
          <draw:custom-shape draw:style-name="gr17" draw:text-style-name="P7" draw:layer="layout" svg:width="13.5cm" svg:height="2cm" svg:x="5.7cm" svg:y="4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" draw:text-style-name="P1" draw:layer="layout" svg:width="5.641cm" svg:height="0.962cm" svg:x="3.2cm" svg:y="72.2cm">
          <draw:text-box>
            <text:p>- ewrite in line 109</text:p>
          </draw:text-box>
        </draw:frame>
        <draw:frame draw:style-name="gr18" draw:text-style-name="P1" draw:layer="layout" svg:width="24.632cm" svg:height="0.962cm" svg:x="3.2cm" svg:y="76.4cm">
          <draw:text-box>
            <text:p>- field is a type of vector_field, then in 215 how the value will be stored with double %?</text:p>
          </draw:text-box>
        </draw:frame>
        <draw:frame draw:style-name="gr18" draw:text-style-name="P1" draw:layer="layout" svg:width="7.898cm" svg:height="0.962cm" svg:x="3.2cm" svg:y="77.5cm">
          <draw:text-box>
            <text:p>- what is halo information?</text:p>
          </draw:text-box>
        </draw:frame>
        <draw:frame draw:style-name="gr18" draw:text-style-name="P1" draw:layer="layout" svg:width="30.017cm" svg:height="0.962cm" svg:x="3.2cm" svg:y="78.5cm">
          <draw:text-box>
            <text:p>- explain 221 do loop. how pointers are used e.g. 223 and where they are defined and to what they point?</text:p>
          </draw:text-box>
        </draw:frame>
        <draw:frame draw:style-name="gr6" draw:text-style-name="P1" draw:layer="layout" svg:width="14.582cm" svg:height="9.494cm" svg:x="33.2cm" svg:y="7.3cm">
          <draw:text-box>
            <text:p>field <text:tab/><text:tab/>= type(vector_field)</text:p>
            <text:p>Quad<text:tab/><text:tab/>= type(quadrature_type)</text:p>
            <text:p>Shape<text:tab/><text:tab/>= type(element_type)</text:p>
            <text:p>mesh <text:tab/><text:tab/>= type(mesh_type)</text:p>
            <text:p>nodes(:) <text:tab/>= type(GMSHnode)</text:p>
            <text:p><text:span text:style-name="T7">elements(:) </text:span><text:span text:style-name="T7"><text:tab/></text:span><text:span text:style-name="T7">= </text:span>type(GMSHelement)</text:p>
            <text:p><text:span text:style-name="T7">face(:) </text:span><text:span text:style-name="T7"><text:tab/></text:span><text:span text:style-name="T7"><text:tab/></text:span><text:span text:style-name="T7">= </text:span>type(GMSHface)</text:p>
            <text:p/>
            <text:p>numNodes <text:tab/>= integer<text:tab/><text:tab/>!#nodes</text:p>
            <text:p>numElements = integer<text:tab/>!#ele</text:p>
            <text:p>numFaces <text:tab/>= integer<text:tab/><text:tab/>!#face</text:p>
            <text:p/>
            <text:p>fd, mdim, quad_family, quad_ngi, quad_degree, ...</text:p>
          </draw:text-box>
        </draw:frame>
        <draw:frame draw:style-name="gr18" draw:text-style-name="P1" draw:layer="layout" svg:width="19.984cm" svg:height="0.962cm" svg:x="3.2cm" svg:y="73.3cm">
          <draw:text-box>
            <text:p>- 131 where is numfaces? In gmesh file we have node and elements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05:19.076030668</meta:creation-date>
    <dc:date>2021-04-28T13:06:53.476686478</dc:date>
    <meta:editing-duration>PT8H26M47S</meta:editing-duration>
    <meta:editing-cycles>35</meta:editing-cycles>
    <meta:generator>LibreOffice/6.0.7.3$Linux_X86_64 LibreOffice_project/00m0$Build-3</meta:generator>
    <meta:document-statistic meta:object-count="26"/>
  </office:meta>
</office:document-meta>
</file>